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punteado_20_fino_20_denso"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10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family="'URW Chancery L'" style:font-pitch="variable"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family="'Nimbus Sans L'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URW Chancery L'" style:font-pitch="variable" fo:font-size="36pt" style:font-size-asian="36pt" style:font-size-complex="36pt"/>
    </style:style>
    <style:style style:name="T3" style:family="text">
      <style:text-properties fo:font-family="'Nimbus Sans L'" style:font-family-generic="swiss" style:font-pitch="variable" fo:font-size="22pt" style:font-size-asian="22pt" style:font-size-complex="22pt"/>
    </style:style>
    <style:style style:name="T4" style:family="text">
      <style:text-properties style:text-position="super 58%" fo:font-family="'Nimbus Sans L'" style:font-family-generic="swiss" style:font-pitch="variable" fo:font-size="22pt" style:font-size-asian="22pt" style:font-size-complex="22pt"/>
    </style:style>
    <style:style style:name="T5" style:family="text">
      <style:text-properties style:text-position="sub 58%" fo:font-family="'Nimbus Sans L'" style:font-family-generic="swiss" style:font-pitch="variable"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sub 58%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Nimbus Sans L'" style:font-style-name="Regular" style:font-family-generic="swiss" style:font-pitch="variable" fo:font-size="22pt" style:font-family-asian="'Nimbus Sans L'" style:font-style-name-asian="Regular" style:font-family-generic-asian="swiss" style:font-pitch-asian="variable" style:font-size-asian="22pt" style:font-family-complex="'Nimbus Sans L'" style:font-style-name-complex="Regular" style:font-family-generic-complex="swiss" style:font-pitch-complex="variable" style:font-size-complex="22pt"/>
    </style:style>
    <style:style style:name="T10" style:family="text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sub 58%" fo:font-family="'Nimbus Sans L'" style:font-family-generic="swiss" style:font-pitch="variable" fo:font-size="36pt" style:font-size-asian="36pt" style:font-size-complex="36pt"/>
    </style:style>
    <style:style style:name="T13" style:family="text">
      <style:text-properties fo:font-family="'URW Chancery L'" style:font-pitch="variable" fo:font-size="32pt" style:font-size-asian="32pt" style:font-size-complex="32pt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text-position="sub 58%" fo:font-family="'URW Chancery L'" style:font-pitch="variable" fo:font-size="36pt" style:font-size-asian="36pt" style:font-size-complex="36pt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style:text-position="sub 58%"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1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6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675cm" svg:x="6.3cm" svg:y="6.1cm">
          <draw:text-box>
            <text:p text:style-name="P2">MOSTREIG</text:p>
            <text:p text:style-name="P2">T</text:p>
          </draw:text-box>
        </draw:frame>
        <draw:custom-shape draw:style-name="gr1" draw:text-style-name="P1" draw:layer="layout" svg:width="5.1cm" svg:height="3.5cm" svg:x="13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cm" svg:height="1.675cm" svg:x="13.3cm" svg:y="6.1cm">
          <draw:text-box>
            <text:p text:style-name="P2">QUANTITZACIÓ</text:p>
            <text:p text:style-name="P2">Q</text:p>
          </draw:text-box>
        </draw:frame>
        <draw:line draw:style-name="gr3" draw:text-style-name="P1" draw:layer="layout" svg:x1="3cm" svg:y1="6.6cm" svg:x2="6cm" svg:y2="6.6cm">
          <text:p/>
        </draw:line>
        <draw:line draw:style-name="gr3" draw:text-style-name="P1" draw:layer="layout" svg:x1="10.5cm" svg:y1="6.6cm" svg:x2="13.5cm" svg:y2="6.6cm">
          <text:p/>
        </draw:line>
        <draw:line draw:style-name="gr3" draw:text-style-name="P1" draw:layer="layout" svg:x1="18.6cm" svg:y1="6.6cm" svg:x2="21.6cm" svg:y2="6.6cm">
          <text:p/>
        </draw:line>
        <draw:frame draw:style-name="gr2" draw:text-style-name="P3" draw:layer="layout" svg:width="4cm" svg:height="0.963cm" svg:x="1.5cm" svg:y="4.5cm">
          <draw:text-box>
            <text:p text:style-name="P3">ANALÒGIC</text:p>
          </draw:text-box>
        </draw:frame>
        <draw:frame draw:style-name="gr2" draw:text-style-name="P3" draw:layer="layout" svg:width="4cm" svg:height="0.963cm" svg:x="19.7cm" svg:y="4.5cm">
          <draw:text-box>
            <text:p text:style-name="P3">DIGITAL</text:p>
          </draw:text-box>
        </draw:frame>
        <draw:frame draw:style-name="gr2" draw:text-style-name="P4" draw:layer="layout" svg:width="2.5cm" svg:height="1.115cm" svg:x="2.5cm" svg:y="7.284cm">
          <draw:text-box>
            <text:p text:style-name="P3"><text:span text:style-name="T1">x(t)</text:span></text:p>
          </draw:text-box>
        </draw:frame>
        <draw:frame draw:style-name="gr2" draw:text-style-name="P4" draw:layer="layout" svg:width="2.5cm" svg:height="1.115cm" svg:x="10.8cm" svg:y="7.284cm">
          <draw:text-box>
            <text:p text:style-name="P3"><text:span text:style-name="T1">x(nT)</text:span></text:p>
          </draw:text-box>
        </draw:frame>
        <draw:frame draw:style-name="gr2" draw:text-style-name="P4" draw:layer="layout" svg:width="2.5cm" svg:height="1.115cm" svg:x="20.2cm" svg:y="7.284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line draw:style-name="gr3" draw:text-style-name="P1" draw:layer="layout" svg:x1="10.5cm" svg:y1="13.2cm" svg:x2="13.5cm" svg:y2="13.2cm">
          <text:p/>
        </draw:line>
        <draw:frame draw:style-name="gr2" draw:text-style-name="P4" draw:layer="layout" svg:width="0.9cm" svg:height="1.115cm" svg:x="2.1cm" svg:y="12.4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13.5cm" svg:y="12.4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64cm" svg:x="7.6cm" svg:y="12.184cm">
          <draw:text-box>
            <text:p text:style-name="P3"><text:span text:style-name="T2">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custom-shape draw:style-name="gr1" draw:text-style-name="P1" draw:layer="layout" svg:width="3.4cm" svg:height="2.5cm" svg:x="6.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2.0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5cm" svg:x="7.3cm" svg:y="2.284cm">
          <draw:text-box>
            <text:p text:style-name="P3"><text:span text:style-name="T3">R</text:span></text:p>
          </draw:text-box>
        </draw:frame>
        <draw:line draw:style-name="gr3" draw:text-style-name="P1" draw:layer="layout" svg:x1="4.6cm" svg:y1="2.8cm" svg:x2="6.1cm" svg:y2="2.8cm">
          <text:p/>
        </draw:line>
        <draw:line draw:style-name="gr3" draw:text-style-name="P1" draw:layer="layout" svg:x1="9.5cm" svg:y1="2.8cm" svg:x2="11cm" svg:y2="2.8cm">
          <text:p/>
        </draw:line>
        <draw:frame draw:style-name="gr2" draw:text-style-name="P4" draw:layer="layout" svg:width="2.9cm" svg:height="1.115cm" svg:x="11.2cm" svg:y="2.084cm">
          <draw:text-box>
            <text:p text:style-name="P3"><text:span text:style-name="T1">x[-n]</text:span></text:p>
          </draw:text-box>
        </draw:frame>
        <draw:custom-shape draw:style-name="gr1" draw:text-style-name="P1" draw:layer="layout" svg:width="3.4cm" svg:height="2.5cm" svg:x="6.1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5.9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47cm" svg:x="7.3cm" svg:y="6.1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4.6cm" svg:y1="6.7cm" svg:x2="6.1cm" svg:y2="6.7cm">
          <text:p/>
        </draw:line>
        <draw:line draw:style-name="gr3" draw:text-style-name="P1" draw:layer="layout" svg:x1="9.5cm" svg:y1="6.7cm" svg:x2="11cm" svg:y2="6.7cm">
          <text:p/>
        </draw:line>
        <draw:frame draw:style-name="gr2" draw:text-style-name="P4" draw:layer="layout" svg:width="2.9cm" svg:height="1.115cm" svg:x="11.2cm" svg:y="5.984cm">
          <draw:text-box>
            <text:p text:style-name="P3"><text:span text:style-name="T1">x[n-1]</text:span></text:p>
          </draw:text-box>
        </draw:frame>
        <draw:custom-shape draw:style-name="gr1" draw:text-style-name="P1" draw:layer="layout" svg:width="3.4cm" svg:height="2.5cm" svg:x="6.1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9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5cm" svg:x="7.3cm" svg:y="9.684cm">
          <draw:text-box>
            <text:p text:style-name="P3"><text:span text:style-name="T3">z</text:span></text:p>
          </draw:text-box>
        </draw:frame>
        <draw:line draw:style-name="gr3" draw:text-style-name="P1" draw:layer="layout" svg:x1="4.6cm" svg:y1="10.2cm" svg:x2="6.1cm" svg:y2="10.2cm">
          <text:p/>
        </draw:line>
        <draw:line draw:style-name="gr3" draw:text-style-name="P1" draw:layer="layout" svg:x1="9.5cm" svg:y1="10.2cm" svg:x2="11cm" svg:y2="10.2cm">
          <text:p/>
        </draw:line>
        <draw:frame draw:style-name="gr2" draw:text-style-name="P4" draw:layer="layout" svg:width="2.9cm" svg:height="1.115cm" svg:x="11.2cm" svg:y="9.484cm">
          <draw:text-box>
            <text:p text:style-name="P3"><text:span text:style-name="T1">x[n+1]</text:span></text:p>
          </draw:text-box>
        </draw:frame>
        <draw:custom-shape draw:style-name="gr1" draw:text-style-name="P1" draw:layer="layout" svg:width="3.4cm" svg:height="2.5cm" svg:x="6.1cm" svg:y="12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5cm" svg:x="2.7cm" svg:y="13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368cm" svg:x="7.3cm" svg:y="13.684cm">
          <draw:text-box>
            <text:p text:style-name="P3"><text:span text:style-name="T3">D</text:span><text:span text:style-name="T5">k</text:span></text:p>
          </draw:text-box>
        </draw:frame>
        <draw:line draw:style-name="gr3" draw:text-style-name="P1" draw:layer="layout" svg:x1="4.6cm" svg:y1="14.2cm" svg:x2="6.1cm" svg:y2="14.2cm">
          <text:p/>
        </draw:line>
        <draw:line draw:style-name="gr3" draw:text-style-name="P1" draw:layer="layout" svg:x1="9.5cm" svg:y1="14.2cm" svg:x2="11cm" svg:y2="14.2cm">
          <text:p/>
        </draw:line>
        <draw:frame draw:style-name="gr2" draw:text-style-name="P4" draw:layer="layout" svg:width="2.9cm" svg:height="1.115cm" svg:x="11.2cm" svg:y="13.484cm">
          <draw:text-box>
            <text:p text:style-name="P3"><text:span text:style-name="T1">x[kn]</text:span></text:p>
          </draw:text-box>
        </draw:frame>
        <draw:custom-shape draw:style-name="gr1" draw:text-style-name="P1" draw:layer="layout" svg:width="1.5cm" svg:height="1.5cm" svg:x="20.4cm" svg:y="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0.5cm" svg:y="1.6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368cm" svg:x="17cm" svg:y="1.9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2.7cm" svg:x2="20.4cm" svg:y2="2.7cm">
          <text:p/>
        </draw:line>
        <draw:line draw:style-name="gr3" draw:text-style-name="P1" draw:layer="layout" svg:x1="21.2cm" svg:y1="5cm" svg:x2="21.2cm" svg:y2="3.5cm">
          <text:p/>
        </draw:line>
        <draw:frame draw:style-name="gr2" draw:text-style-name="P4" draw:layer="layout" svg:width="2.4cm" svg:height="1.368cm" svg:x="20.1cm" svg:y="5.0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2.7cm" svg:x2="23.4cm" svg:y2="2.7cm">
          <text:p/>
        </draw:line>
        <draw:frame draw:style-name="gr2" draw:text-style-name="P4" draw:layer="layout" svg:width="4.5cm" svg:height="1.368cm" svg:x="23.5cm" svg:y="1.984cm">
          <draw:text-box>
            <text:p text:style-name="P3"><text:span text:style-name="T1">x</text:span><text:span text:style-name="T7">1</text:span><text:span text:style-name="T1">[n]+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8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20.6cm" svg:y="8.2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68cm" svg:x="17cm" svg:y="8.3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9.1cm" svg:x2="20.4cm" svg:y2="9.1cm">
          <text:p/>
        </draw:line>
        <draw:line draw:style-name="gr3" draw:text-style-name="P1" draw:layer="layout" svg:x1="21.2cm" svg:y1="11.4cm" svg:x2="21.2cm" svg:y2="9.9cm">
          <text:p/>
        </draw:line>
        <draw:frame draw:style-name="gr2" draw:text-style-name="P4" draw:layer="layout" svg:width="2.4cm" svg:height="1.368cm" svg:x="20.1cm" svg:y="11.4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9.1cm" svg:x2="23.4cm" svg:y2="9.1cm">
          <text:p/>
        </draw:line>
        <draw:frame draw:style-name="gr2" draw:text-style-name="P4" draw:layer="layout" svg:width="4.5cm" svg:height="1.368cm" svg:x="23.5cm" svg:y="8.384cm">
          <draw:text-box>
            <text:p text:style-name="P3"><text:span text:style-name="T1">x</text:span><text:span text:style-name="T7">1</text:span><text:span text:style-name="T1">[n] </text:span><text:span text:style-name="T9">·</text:span><text:span text:style-name="T1"> 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20.6cm" svg:y="14.3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115cm" svg:x="17cm" svg:y="14.484cm">
          <draw:text-box>
            <text:p text:style-name="P3"><text:span text:style-name="T1">x[n]</text:span></text:p>
          </draw:text-box>
        </draw:frame>
        <draw:line draw:style-name="gr3" draw:text-style-name="P1" draw:layer="layout" svg:x1="18.9cm" svg:y1="15.2cm" svg:x2="20.4cm" svg:y2="15.2cm">
          <text:p/>
        </draw:line>
        <draw:line draw:style-name="gr3" draw:text-style-name="P1" draw:layer="layout" svg:x1="21.2cm" svg:y1="17.5cm" svg:x2="21.2cm" svg:y2="16cm">
          <text:p/>
        </draw:line>
        <draw:frame draw:style-name="gr2" draw:text-style-name="P4" draw:layer="layout" svg:width="2.4cm" svg:height="1.115cm" svg:x="20.8cm" svg:y="17.554cm">
          <draw:text-box>
            <text:p text:style-name="P3"><text:span text:style-name="T1">k</text:span></text:p>
          </draw:text-box>
        </draw:frame>
        <draw:line draw:style-name="gr3" draw:text-style-name="P1" draw:layer="layout" svg:x1="21.9cm" svg:y1="15.2cm" svg:x2="23.4cm" svg:y2="15.2cm">
          <text:p/>
        </draw:line>
        <draw:frame draw:style-name="gr2" draw:text-style-name="P4" draw:layer="layout" svg:width="4.5cm" svg:height="1.115cm" svg:x="23.5cm" svg:y="14.484cm">
          <draw:text-box>
            <text:p text:style-name="P3"><text:span text:style-name="T1">k </text:span><text:span text:style-name="T9">·</text:span><text:span text:style-name="T1"> x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4cm" svg:y="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5cm" svg:y="3.1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5cm" svg:x="2cm" svg:y="3.484cm">
          <draw:text-box>
            <text:p text:style-name="P3"><text:span text:style-name="T1">x[n]</text:span></text:p>
          </draw:text-box>
        </draw:frame>
        <draw:line draw:style-name="gr3" draw:text-style-name="P1" draw:layer="layout" svg:x1="3.9cm" svg:y1="4.2cm" svg:x2="5.4cm" svg:y2="4.2cm">
          <text:p/>
        </draw:line>
        <draw:line draw:style-name="gr3" draw:text-style-name="P1" draw:layer="layout" svg:x1="6.2cm" svg:y1="6.5cm" svg:x2="6.2cm" svg:y2="5cm">
          <text:p/>
        </draw:line>
        <draw:frame draw:style-name="gr2" draw:text-style-name="P4" draw:layer="layout" svg:width="2.4cm" svg:height="1.115cm" svg:x="13.5cm" svg:y="3.5cm">
          <draw:text-box>
            <text:p text:style-name="P3"><text:span text:style-name="T1">y[n]</text:span></text:p>
          </draw:text-box>
        </draw:frame>
        <draw:line draw:style-name="gr3" draw:text-style-name="P1" draw:layer="layout" svg:x1="6.9cm" svg:y1="4.2cm" svg:x2="12.9cm" svg:y2="4.2cm">
          <text:p/>
        </draw:line>
        <draw:custom-shape draw:style-name="gr1" draw:text-style-name="P1" draw:layer="layout" svg:width="3.4cm" svg:height="2.5cm" svg:x="7.7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8.9cm" svg:y="6.184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7.7cm" svg:y1="6.5cm" svg:x2="6.2cm" svg:y2="6.5cm">
          <text:p/>
        </draw:line>
        <draw:line draw:style-name="gr3" draw:text-style-name="P1" draw:layer="layout" svg:x1="9.5cm" svg:y1="4.2cm" svg:x2="9.5cm" svg:y2="5.4cm">
          <text:p/>
        </draw:line>
        <draw:frame draw:style-name="gr2" draw:text-style-name="P4" draw:layer="layout" svg:width="3cm" svg:height="1.115cm" svg:x="5cm" svg:y="6.6cm">
          <draw:text-box>
            <text:p text:style-name="P3"><text:span text:style-name="T1">y[n-1]</text:span></text:p>
          </draw:text-box>
        </draw:frame>
        <draw:custom-shape draw:style-name="gr1" draw:text-style-name="P1" draw:layer="layout" svg:width="1.5cm" svg:height="1.5cm" svg:x="9.7cm" svg:y="1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9.8cm" svg:y="11.4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5cm" svg:x="2cm" svg:y="11.784cm">
          <draw:text-box>
            <text:p text:style-name="P3"><text:span text:style-name="T1">x[n]</text:span></text:p>
          </draw:text-box>
        </draw:frame>
        <draw:line draw:style-name="gr3" draw:text-style-name="P1" draw:layer="layout" svg:x1="11.2cm" svg:y1="12.5cm" svg:x2="12.7cm" svg:y2="12.5cm">
          <text:p/>
        </draw:line>
        <draw:frame draw:style-name="gr2" draw:text-style-name="P4" draw:layer="layout" svg:width="2.4cm" svg:height="1.115cm" svg:x="12.9cm" svg:y="11.8cm">
          <draw:text-box>
            <text:p text:style-name="P3"><text:span text:style-name="T1">y[n]</text:span></text:p>
          </draw:text-box>
        </draw:frame>
        <draw:line draw:style-name="gr3" draw:text-style-name="P1" draw:layer="layout" svg:x1="3.7cm" svg:y1="12.5cm" svg:x2="9.7cm" svg:y2="12.5cm">
          <text:p/>
        </draw:line>
        <draw:custom-shape draw:style-name="gr1" draw:text-style-name="P1" draw:layer="layout" svg:width="3.4cm" svg:height="2.5cm" svg:x="3.7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4.7cm" svg:y="14.4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5.4cm" svg:y1="12.5cm" svg:x2="5.4cm" svg:y2="13.7cm">
          <text:p/>
        </draw:line>
        <draw:frame draw:style-name="gr2" draw:text-style-name="P4" draw:layer="layout" svg:width="3cm" svg:height="1.115cm" svg:x="9.1cm" svg:y="15cm">
          <draw:text-box>
            <text:p text:style-name="P3"><text:span text:style-name="T1">x[n-1]</text:span></text:p>
          </draw:text-box>
        </draw:frame>
        <draw:line draw:style-name="gr3" draw:text-style-name="P1" draw:layer="layout" svg:x1="10.4cm" svg:y1="14.9cm" svg:x2="10.4cm" svg:y2="13.3cm">
          <text:p/>
        </draw:line>
        <draw:line draw:style-name="gr5" draw:text-style-name="P1" draw:layer="layout" svg:x1="7.1cm" svg:y1="14.9cm" svg:x2="10.4cm" svg:y2="14.9cm">
          <text:p/>
        </draw:line>
        <draw:frame draw:style-name="gr2" draw:text-style-name="P8" draw:layer="layout" svg:width="1.5cm" svg:height="1.673cm" svg:x="10.7cm" svg:y="12.775cm">
          <draw:text-box>
            <text:p text:style-name="P3"><text:span text:style-name="T6">-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5.5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6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14.054cm" svg:y1="2.259cm" svg:x2="15.554cm" svg:y2="2.259cm">
          <text:p/>
        </draw:line>
        <draw:frame draw:style-name="gr2" draw:text-style-name="P4" draw:layer="layout" svg:width="2.4cm" svg:height="1.115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17.054cm" svg:y1="2.259cm" svg:x2="23.054cm" svg:y2="2.259cm">
          <text:p/>
        </draw:line>
        <draw:custom-shape draw:style-name="gr1" draw:text-style-name="P1" draw:layer="layout" svg:width="2.882cm" svg:height="2.008cm" svg:x="18.2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9.1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4cm" svg:y1="2.259cm" svg:x2="19.654cm" svg:y2="3.459cm">
          <text:p/>
        </draw:line>
        <draw:custom-shape draw:style-name="gr1" draw:text-style-name="P1" draw:layer="layout" svg:width="1.5cm" svg:height="1.5cm" svg:x="11.2cm" svg:y="1.5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1.439cm">
          <draw:text-box>
            <text:p text:style-name="P3"><text:span text:style-name="T6">+</text:span></text:p>
          </draw:text-box>
        </draw:frame>
        <draw:frame draw:style-name="gr6" draw:text-style-name="P4" draw:layer="layout" svg:width="2.4cm" svg:height="1.115cm" svg:x="1.544cm" svg:y="1.455cm">
          <draw:text-box>
            <text:p text:style-name="P3"><text:span text:style-name="T1">x[n]</text:span></text:p>
          </draw:text-box>
        </draw:frame>
        <draw:line draw:style-name="gr7" draw:text-style-name="P1" draw:layer="layout" svg:x1="12.7cm" svg:y1="2.265cm" svg:x2="14.2cm" svg:y2="2.265cm">
          <text:p/>
        </draw:line>
        <draw:line draw:style-name="gr3" draw:text-style-name="P1" draw:layer="layout" svg:x1="3.638cm" svg:y1="2.249cm" svg:x2="11.2cm" svg:y2="2.265cm">
          <text:p/>
        </draw:line>
        <draw:line draw:style-name="gr3" draw:text-style-name="P1" draw:layer="layout" svg:x1="6.9cm" svg:y1="2.265cm" svg:x2="6.9cm" svg:y2="3.465cm">
          <text:p/>
        </draw:line>
        <draw:line draw:style-name="gr3" draw:text-style-name="P1" draw:layer="layout" svg:x1="11.883cm" svg:y1="5.7cm" svg:x2="11.873cm" svg:y2="3.01cm">
          <text:p/>
        </draw:line>
        <draw:custom-shape draw:style-name="gr1" draw:text-style-name="P1" draw:layer="layout" svg:width="1.5cm" svg:height="1.5cm" svg:x="15.6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5.699cm" svg:x2="16.338cm" svg:y2="3.086cm">
          <text:p/>
        </draw:line>
        <draw:line draw:style-name="gr3" draw:text-style-name="P1" draw:layer="layout" svg:x1="16.338cm" svg:y1="9.8cm" svg:x2="16.338cm" svg:y2="7.187cm">
          <text:p/>
        </draw:line>
        <draw:line draw:style-name="gr3" draw:text-style-name="P1" draw:layer="layout" svg:x1="19.645cm" svg:y1="6.492cm" svg:x2="17.165cm" svg:y2="6.492cm">
          <text:p/>
        </draw:line>
        <draw:line draw:style-name="gr5" draw:text-style-name="P1" draw:layer="layout" svg:x1="19.645cm" svg:y1="5.467cm" svg:x2="19.645cm" svg:y2="6.492cm">
          <text:p/>
        </draw:line>
        <draw:custom-shape draw:style-name="gr1" draw:text-style-name="P1" draw:layer="layout" svg:width="2.882cm" svg:height="2.008cm" svg:x="18.2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9.1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5cm" svg:y1="6.46cm" svg:x2="19.655cm" svg:y2="7.66cm">
          <text:p/>
        </draw:line>
        <draw:line draw:style-name="gr3" draw:text-style-name="P1" draw:layer="layout" svg:x1="19.646cm" svg:y1="10.693cm" svg:x2="17.166cm" svg:y2="10.693cm">
          <text:p/>
        </draw:line>
        <draw:line draw:style-name="gr5" draw:text-style-name="P1" draw:layer="layout" svg:x1="19.646cm" svg:y1="9.668cm" svg:x2="19.646cm" svg:y2="10.693cm">
          <text:p/>
        </draw:line>
        <draw:custom-shape draw:style-name="gr1" draw:text-style-name="P1" draw:layer="layout" svg:width="1.5cm" svg:height="1.5cm" svg:x="15.6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15.6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18.421cm" svg:x2="16.339cm" svg:y2="14.887cm">
          <text:p/>
        </draw:line>
        <draw:line draw:style-name="gr3" draw:text-style-name="P1" draw:layer="layout" svg:x1="19.646cm" svg:y1="14.192cm" svg:x2="17.166cm" svg:y2="14.192cm">
          <text:p/>
        </draw:line>
        <draw:line draw:style-name="gr5" draw:text-style-name="P1" draw:layer="layout" svg:x1="19.646cm" svg:y1="13.167cm" svg:x2="19.646cm" svg:y2="14.192cm">
          <text:p/>
        </draw:line>
        <draw:custom-shape draw:style-name="gr1" draw:text-style-name="P1" draw:layer="layout" svg:width="2.882cm" svg:height="2.008cm" svg:x="18.2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9.1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6cm" svg:y1="14.16cm" svg:x2="19.656cm" svg:y2="15.36cm">
          <text:p/>
        </draw:line>
        <draw:line draw:style-name="gr5" draw:text-style-name="P1" draw:layer="layout" svg:x1="19.647cm" svg:y1="17.368cm" svg:x2="19.647cm" svg:y2="18.393cm">
          <text:p/>
        </draw:line>
        <draw:line draw:style-name="gr5" draw:text-style-name="P1" draw:layer="layout" svg:x1="19.645cm" svg:y1="18.388cm" svg:x2="16.305cm" svg:y2="18.388cm">
          <text:p/>
        </draw:line>
        <draw:line draw:style-name="gr3" draw:text-style-name="P1" draw:layer="layout" svg:x1="19.655cm" svg:y1="10.66cm" svg:x2="19.655cm" svg:y2="11.86cm">
          <text:p/>
        </draw:line>
        <draw:line draw:style-name="gr3" draw:text-style-name="P1" draw:layer="layout" svg:x1="16.337cm" svg:y1="12.104cm" svg:x2="16.337cm" svg:y2="11.344cm">
          <text:p/>
        </draw:line>
        <draw:line draw:style-name="gr5" draw:text-style-name="P1" draw:layer="layout" svg:x1="16.338cm" svg:y1="13.361cm" svg:x2="16.338cm" svg:y2="12.997cm">
          <text:p/>
        </draw:line>
        <draw:line draw:style-name="gr8" draw:text-style-name="P1" draw:layer="layout" svg:x1="16.378cm" svg:y1="12.104cm" svg:x2="16.371cm" svg:y2="13.229cm">
          <text:p/>
        </draw:line>
        <draw:line draw:style-name="gr8" draw:text-style-name="P1" draw:layer="layout" svg:x1="19.679cm" svg:y1="12.005cm" svg:x2="19.672cm" svg:y2="13.13cm">
          <text:p/>
        </draw:line>
        <draw:frame draw:style-name="gr2" draw:text-style-name="P4" draw:layer="layout" svg:width="2.4cm" svg:height="1.368cm" svg:x="17.5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17.4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68cm" svg:x="17.379cm" svg:y="17.207cm">
          <draw:text-box>
            <text:p text:style-name="P3"><text:span text:style-name="T1">-a</text:span><text:span text:style-name="T7">N</text:span></text:p>
          </draw:text-box>
        </draw:frame>
        <draw:custom-shape draw:style-name="gr1" draw:text-style-name="P1" draw:layer="layout" svg:width="2.882cm" svg:height="2.008cm" svg:x="5.423cm" svg:y="3.4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6.323cm" svg:y="3.9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6cm" svg:y1="5.585cm" svg:x2="6.876cm" svg:y2="6.61cm">
          <text:p/>
        </draw:line>
        <draw:custom-shape draw:style-name="gr1" draw:text-style-name="P1" draw:layer="layout" svg:width="1.5cm" svg:height="1.5cm" svg:x="11.2cm" svg:y="5.6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5.539cm">
          <draw:text-box>
            <text:p text:style-name="P3"><text:span text:style-name="T6">+</text:span></text:p>
          </draw:text-box>
        </draw:frame>
        <draw:line draw:style-name="gr3" draw:text-style-name="P1" draw:layer="layout" svg:x1="6.924cm" svg:y1="6.366cm" svg:x2="11.2cm" svg:y2="6.365cm">
          <text:p/>
        </draw:line>
        <draw:line draw:style-name="gr3" draw:text-style-name="P1" draw:layer="layout" svg:x1="6.879cm" svg:y1="5.49cm" svg:x2="6.879cm" svg:y2="7.739cm">
          <text:p/>
        </draw:line>
        <draw:line draw:style-name="gr3" draw:text-style-name="P1" draw:layer="layout" svg:x1="11.884cm" svg:y1="9.9cm" svg:x2="11.874cm" svg:y2="7.21cm">
          <text:p/>
        </draw:line>
        <draw:custom-shape draw:style-name="gr1" draw:text-style-name="P1" draw:layer="layout" svg:width="2.882cm" svg:height="2.008cm" svg:x="5.424cm" svg:y="7.6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6.324cm" svg:y="8.1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9.785cm" svg:x2="6.877cm" svg:y2="10.81cm">
          <text:p/>
        </draw:line>
        <draw:custom-shape draw:style-name="gr1" draw:text-style-name="P1" draw:layer="layout" svg:width="1.5cm" svg:height="1.5cm" svg:x="11.201cm" svg:y="9.8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9.739cm">
          <draw:text-box>
            <text:p text:style-name="P3"><text:span text:style-name="T6">+</text:span></text:p>
          </draw:text-box>
        </draw:frame>
        <draw:line draw:style-name="gr3" draw:text-style-name="P1" draw:layer="layout" svg:x1="6.925cm" svg:y1="10.566cm" svg:x2="11.201cm" svg:y2="10.565cm">
          <text:p/>
        </draw:line>
        <draw:line draw:style-name="gr3" draw:text-style-name="P1" draw:layer="layout" svg:x1="6.88cm" svg:y1="9.69cm" svg:x2="6.88cm" svg:y2="11.939cm">
          <text:p/>
        </draw:line>
        <draw:custom-shape draw:style-name="gr1" draw:text-style-name="P1" draw:layer="layout" svg:width="1.5cm" svg:height="1.5cm" svg:x="11.201cm" svg:y="13.3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13.239cm">
          <draw:text-box>
            <text:p text:style-name="P3"><text:span text:style-name="T6">+</text:span></text:p>
          </draw:text-box>
        </draw:frame>
        <draw:line draw:style-name="gr3" draw:text-style-name="P1" draw:layer="layout" svg:x1="6.901cm" svg:y1="14.065cm" svg:x2="6.901cm" svg:y2="15.265cm">
          <text:p/>
        </draw:line>
        <draw:line draw:style-name="gr3" draw:text-style-name="P1" draw:layer="layout" svg:x1="11.884cm" svg:y1="18.1cm" svg:x2="11.874cm" svg:y2="14.81cm">
          <text:p/>
        </draw:line>
        <draw:custom-shape draw:style-name="gr1" draw:text-style-name="P1" draw:layer="layout" svg:width="2.882cm" svg:height="2.008cm" svg:x="5.424cm" svg:y="15.2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6.324cm" svg:y="15.7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17.385cm" svg:x2="6.877cm" svg:y2="18.115cm">
          <text:p/>
        </draw:line>
        <draw:line draw:style-name="gr7" draw:text-style-name="P1" draw:layer="layout" svg:x1="6.925cm" svg:y1="18.075cm" svg:x2="11.906cm" svg:y2="18.09cm">
          <text:p/>
        </draw:line>
        <draw:line draw:style-name="gr3" draw:text-style-name="P1" draw:layer="layout" svg:x1="11.939cm" svg:y1="11.972cm" svg:x2="11.939cm" svg:y2="11.311cm">
          <text:p/>
        </draw:line>
        <draw:line draw:style-name="gr5" draw:text-style-name="P1" draw:layer="layout" svg:x1="11.906cm" svg:y1="13.361cm" svg:x2="11.906cm" svg:y2="12.931cm">
          <text:p/>
        </draw:line>
        <draw:line draw:style-name="gr8" draw:text-style-name="P1" draw:layer="layout" svg:x1="11.98cm" svg:y1="12.006cm" svg:x2="11.973cm" svg:y2="13.131cm">
          <text:p/>
        </draw:line>
        <draw:line draw:style-name="gr3" draw:text-style-name="P1" draw:layer="layout" svg:x1="6.925cm" svg:y1="14.067cm" svg:x2="11.201cm" svg:y2="14.066cm">
          <text:p/>
        </draw:line>
        <draw:line draw:style-name="gr5" draw:text-style-name="P1" draw:layer="layout" svg:x1="6.914cm" svg:y1="13.229cm" svg:x2="6.914cm" svg:y2="14.056cm">
          <text:p/>
        </draw:line>
        <draw:line draw:style-name="gr8" draw:text-style-name="P1" draw:layer="layout" svg:x1="6.881cm" svg:y1="12.007cm" svg:x2="6.874cm" svg:y2="13.132cm">
          <text:p/>
        </draw:line>
        <draw:frame draw:style-name="gr2" draw:text-style-name="P4" draw:layer="layout" svg:width="2.4cm" svg:height="1.368cm" svg:x="17.379cm" svg:y="12.907cm">
          <draw:text-box>
            <text:p text:style-name="P3"><text:span text:style-name="T1">-a</text:span><text:span text:style-name="T7">N-1</text:span></text:p>
          </draw:text-box>
        </draw:frame>
        <draw:frame draw:style-name="gr2" draw:text-style-name="P4" draw:layer="layout" svg:width="2.4cm" svg:height="1.368cm" svg:x="8.546cm" svg:y="5.183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68cm" svg:x="8.546cm" svg:y="1.083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68cm" svg:x="8.546cm" svg:y="9.383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68cm" svg:x="8.546cm" svg:y="12.883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68cm" svg:x="8.546cm" svg:y="16.883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5.06cm" svg:y="0.827cm">
          <text:p/>
        </draw:rect>
        <draw:rect draw:style-name="gr10" draw:text-style-name="P1" draw:layer="layout" svg:width="8.169cm" svg:height="18.62cm" svg:x="14.061cm" svg:y="0.827cm">
          <text:p/>
        </draw:rect>
        <draw:frame draw:style-name="gr2" draw:text-style-name="P10" draw:layer="layout" svg:width="2.2cm" svg:height="1.701cm" svg:x="12.009cm" svg:y="17.807cm">
          <draw:text-box>
            <text:p text:style-name="P3"><text:span text:style-name="T10">T</text:span><text:span text:style-name="T11">1</text:span></text:p>
          </draw:text-box>
        </draw:frame>
        <draw:frame draw:style-name="gr2" draw:text-style-name="P10" draw:layer="layout" svg:width="2.2cm" svg:height="1.701cm" svg:x="21.009cm" svg:y="17.808cm">
          <draw:text-box>
            <text:p text:style-name="P3"><text:span text:style-name="T10">T</text:span><text:span text:style-name="T1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5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7.254cm" svg:y1="2.259cm" svg:x2="13.254cm" svg:y2="2.259cm">
          <text:p/>
        </draw:lin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5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68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68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68cm" svg:x="7.579cm" svg:y="12.907cm">
          <draw:text-box>
            <text:p text:style-name="P3"><text:span text:style-name="T1">-a</text:span><text:span text:style-name="T7">N-1</text:span></text:p>
          </draw:text-box>
        </draw:frame>
        <draw:rect draw:style-name="gr10" draw:text-style-name="P1" draw:layer="layout" svg:width="8.169cm" svg:height="18.62cm" svg:x="4.261cm" svg:y="0.827cm">
          <text:p/>
        </draw:rect>
        <draw:frame draw:style-name="gr2" draw:text-style-name="P10" draw:layer="layout" svg:width="2.2cm" svg:height="1.701cm" svg:x="11.209cm" svg:y="17.808cm">
          <draw:text-box>
            <text:p text:style-name="P3"><text:span text:style-name="T10">T</text:span><text:span text:style-name="T11">2</text:span></text:p>
          </draw:text-box>
        </draw:frame>
        <draw:custom-shape draw:style-name="gr1" draw:text-style-name="P1" draw:layer="layout" svg:width="1.5cm" svg:height="1.5cm" svg:x="19.7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21.201cm" svg:y1="2.266cm" svg:x2="22.701cm" svg:y2="2.266cm">
          <text:p/>
        </draw:line>
        <draw:line draw:style-name="gr3" draw:text-style-name="P1" draw:layer="layout" svg:x1="12.139cm" svg:y1="2.25cm" svg:x2="19.701cm" svg:y2="2.266cm">
          <text:p/>
        </draw:line>
        <draw:line draw:style-name="gr3" draw:text-style-name="P1" draw:layer="layout" svg:x1="15.401cm" svg:y1="2.266cm" svg:x2="15.401cm" svg:y2="3.466cm">
          <text:p/>
        </draw:line>
        <draw:line draw:style-name="gr3" draw:text-style-name="P1" draw:layer="layout" svg:x1="20.384cm" svg:y1="5.701cm" svg:x2="20.374cm" svg:y2="3.011cm">
          <text:p/>
        </draw:line>
        <draw:custom-shape draw:style-name="gr1" draw:text-style-name="P1" draw:layer="layout" svg:width="2.882cm" svg:height="2.008cm" svg:x="13.924cm" svg:y="3.4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4.824cm" svg:y="3.9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7cm" svg:y1="5.586cm" svg:x2="15.377cm" svg:y2="6.611cm">
          <text:p/>
        </draw:line>
        <draw:custom-shape draw:style-name="gr1" draw:text-style-name="P1" draw:layer="layout" svg:width="1.5cm" svg:height="1.5cm" svg:x="19.7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15.425cm" svg:y1="6.367cm" svg:x2="19.701cm" svg:y2="6.366cm">
          <text:p/>
        </draw:line>
        <draw:line draw:style-name="gr3" draw:text-style-name="P1" draw:layer="layout" svg:x1="15.38cm" svg:y1="5.491cm" svg:x2="15.38cm" svg:y2="7.74cm">
          <text:p/>
        </draw:line>
        <draw:line draw:style-name="gr3" draw:text-style-name="P1" draw:layer="layout" svg:x1="20.385cm" svg:y1="9.901cm" svg:x2="20.375cm" svg:y2="7.211cm">
          <text:p/>
        </draw:line>
        <draw:custom-shape draw:style-name="gr1" draw:text-style-name="P1" draw:layer="layout" svg:width="2.882cm" svg:height="2.008cm" svg:x="13.925cm" svg:y="7.6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4.825cm" svg:y="8.1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9.786cm" svg:x2="15.378cm" svg:y2="10.811cm">
          <text:p/>
        </draw:line>
        <draw:custom-shape draw:style-name="gr1" draw:text-style-name="P1" draw:layer="layout" svg:width="1.5cm" svg:height="1.5cm" svg:x="19.7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15.426cm" svg:y1="10.567cm" svg:x2="19.702cm" svg:y2="10.566cm">
          <text:p/>
        </draw:line>
        <draw:line draw:style-name="gr3" draw:text-style-name="P1" draw:layer="layout" svg:x1="15.381cm" svg:y1="9.691cm" svg:x2="15.381cm" svg:y2="11.94cm">
          <text:p/>
        </draw:line>
        <draw:custom-shape draw:style-name="gr1" draw:text-style-name="P1" draw:layer="layout" svg:width="1.5cm" svg:height="1.5cm" svg:x="19.7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5.402cm" svg:y1="14.066cm" svg:x2="15.402cm" svg:y2="15.266cm">
          <text:p/>
        </draw:line>
        <draw:line draw:style-name="gr3" draw:text-style-name="P1" draw:layer="layout" svg:x1="20.385cm" svg:y1="18.101cm" svg:x2="20.375cm" svg:y2="14.811cm">
          <text:p/>
        </draw:line>
        <draw:custom-shape draw:style-name="gr1" draw:text-style-name="P1" draw:layer="layout" svg:width="2.882cm" svg:height="2.008cm" svg:x="13.925cm" svg:y="15.2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4.825cm" svg:y="15.7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17.386cm" svg:x2="15.378cm" svg:y2="18.116cm">
          <text:p/>
        </draw:line>
        <draw:line draw:style-name="gr7" draw:text-style-name="P1" draw:layer="layout" svg:x1="15.426cm" svg:y1="18.076cm" svg:x2="20.407cm" svg:y2="18.091cm">
          <text:p/>
        </draw:line>
        <draw:line draw:style-name="gr3" draw:text-style-name="P1" draw:layer="layout" svg:x1="20.44cm" svg:y1="11.973cm" svg:x2="20.44cm" svg:y2="11.312cm">
          <text:p/>
        </draw:line>
        <draw:line draw:style-name="gr5" draw:text-style-name="P1" draw:layer="layout" svg:x1="20.407cm" svg:y1="13.362cm" svg:x2="20.407cm" svg:y2="12.932cm">
          <text:p/>
        </draw:line>
        <draw:line draw:style-name="gr8" draw:text-style-name="P1" draw:layer="layout" svg:x1="20.481cm" svg:y1="12.007cm" svg:x2="20.474cm" svg:y2="13.132cm">
          <text:p/>
        </draw:line>
        <draw:line draw:style-name="gr3" draw:text-style-name="P1" draw:layer="layout" svg:x1="15.426cm" svg:y1="14.068cm" svg:x2="19.702cm" svg:y2="14.067cm">
          <text:p/>
        </draw:line>
        <draw:line draw:style-name="gr5" draw:text-style-name="P1" draw:layer="layout" svg:x1="15.415cm" svg:y1="13.23cm" svg:x2="15.415cm" svg:y2="14.057cm">
          <text:p/>
        </draw:line>
        <draw:line draw:style-name="gr8" draw:text-style-name="P1" draw:layer="layout" svg:x1="15.382cm" svg:y1="12.008cm" svg:x2="15.375cm" svg:y2="13.133cm">
          <text:p/>
        </draw:line>
        <draw:frame draw:style-name="gr2" draw:text-style-name="P4" draw:layer="layout" svg:width="2.4cm" svg:height="1.368cm" svg:x="17.0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68cm" svg:x="17.0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68cm" svg:x="17.047cm" svg:y="9.3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68cm" svg:x="17.0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68cm" svg:x="17.047cm" svg:y="16.884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13.561cm" svg:y="0.828cm">
          <text:p/>
        </draw:rect>
        <draw:frame draw:style-name="gr2" draw:text-style-name="P10" draw:layer="layout" svg:width="2.2cm" svg:height="1.701cm" svg:x="20.51cm" svg:y="17.808cm">
          <draw:text-box>
            <text:p text:style-name="P3"><text:span text:style-name="T10">T</text:span><text:span text:style-name="T11">1</text:span></text:p>
          </draw:text-box>
        </draw:frame>
        <draw:line draw:style-name="gr3" draw:text-style-name="P1" draw:layer="layout" svg:x1="21.166cm" svg:y1="2.282cm" svg:x2="23.7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5cm" svg:x="18.154cm" svg:y="1.559cm">
          <draw:text-box>
            <text:p text:style-name="P3"><text:span text:style-name="T1">y[n]</text:span></text:p>
          </draw:text-box>
        </draw:fram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5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68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68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68cm" svg:x="7.579cm" svg:y="12.907cm">
          <draw:text-box>
            <text:p text:style-name="P3"><text:span text:style-name="T1">-a</text:span><text:span text:style-name="T7">N-1</text:span></text:p>
          </draw:text-box>
        </draw:frame>
        <draw:custom-shape draw:style-name="gr1" draw:text-style-name="P1" draw:layer="layout" svg:width="1.5cm" svg:height="1.5cm" svg:x="14.2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15.701cm" svg:y1="2.266cm" svg:x2="17.201cm" svg:y2="2.266cm">
          <text:p/>
        </draw:line>
        <draw:line draw:style-name="gr3" draw:text-style-name="P1" draw:layer="layout" svg:x1="7.21cm" svg:y1="2.249cm" svg:x2="14.201cm" svg:y2="2.266cm">
          <text:p/>
        </draw:line>
        <draw:line draw:style-name="gr3" draw:text-style-name="P1" draw:layer="layout" svg:x1="14.884cm" svg:y1="5.701cm" svg:x2="14.874cm" svg:y2="3.011cm">
          <text:p/>
        </draw:line>
        <draw:custom-shape draw:style-name="gr1" draw:text-style-name="P1" draw:layer="layout" svg:width="1.5cm" svg:height="1.5cm" svg:x="14.2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9.925cm" svg:y1="6.467cm" svg:x2="14.201cm" svg:y2="6.466cm">
          <text:p/>
        </draw:line>
        <draw:line draw:style-name="gr3" draw:text-style-name="P1" draw:layer="layout" svg:x1="14.885cm" svg:y1="9.901cm" svg:x2="14.875cm" svg:y2="7.211cm">
          <text:p/>
        </draw:line>
        <draw:custom-shape draw:style-name="gr1" draw:text-style-name="P1" draw:layer="layout" svg:width="1.5cm" svg:height="1.5cm" svg:x="14.2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9.926cm" svg:y1="10.667cm" svg:x2="14.202cm" svg:y2="10.666cm">
          <text:p/>
        </draw:line>
        <draw:custom-shape draw:style-name="gr1" draw:text-style-name="P1" draw:layer="layout" svg:width="1.5cm" svg:height="1.5cm" svg:x="14.2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4.885cm" svg:y1="18.301cm" svg:x2="14.875cm" svg:y2="14.811cm">
          <text:p/>
        </draw:line>
        <draw:line draw:style-name="gr7" draw:text-style-name="P1" draw:layer="layout" svg:x1="9.926cm" svg:y1="18.376cm" svg:x2="14.907cm" svg:y2="18.391cm">
          <text:p/>
        </draw:line>
        <draw:line draw:style-name="gr3" draw:text-style-name="P1" draw:layer="layout" svg:x1="14.94cm" svg:y1="11.973cm" svg:x2="14.94cm" svg:y2="11.312cm">
          <text:p/>
        </draw:line>
        <draw:line draw:style-name="gr5" draw:text-style-name="P1" draw:layer="layout" svg:x1="14.907cm" svg:y1="13.362cm" svg:x2="14.907cm" svg:y2="12.932cm">
          <text:p/>
        </draw:line>
        <draw:line draw:style-name="gr8" draw:text-style-name="P1" draw:layer="layout" svg:x1="14.981cm" svg:y1="12.007cm" svg:x2="14.974cm" svg:y2="13.132cm">
          <text:p/>
        </draw:line>
        <draw:line draw:style-name="gr3" draw:text-style-name="P1" draw:layer="layout" svg:x1="9.926cm" svg:y1="14.168cm" svg:x2="14.202cm" svg:y2="14.167cm">
          <text:p/>
        </draw:line>
        <draw:line draw:style-name="gr8" draw:text-style-name="P1" draw:layer="layout" svg:x1="9.882cm" svg:y1="12.008cm" svg:x2="9.875cm" svg:y2="13.133cm">
          <text:p/>
        </draw:line>
        <draw:frame draw:style-name="gr2" draw:text-style-name="P4" draw:layer="layout" svg:width="2.4cm" svg:height="1.368cm" svg:x="11.5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68cm" svg:x="11.5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68cm" svg:x="11.547cm" svg:y="9.4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68cm" svg:x="11.5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68cm" svg:x="11.547cm" svg:y="17.184cm">
          <draw:text-box>
            <text:p text:style-name="P3"><text:span text:style-name="T1">b</text:span><text:span text:style-name="T7">M</text:span></text:p>
          </draw:text-box>
        </draw:frame>
        <draw:line draw:style-name="gr3" draw:text-style-name="P1" draw:layer="layout" svg:x1="15.666cm" svg:y1="2.282cm" svg:x2="18.2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3.9cm" svg:y="2.8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cm" svg:y="2.5cm">
          <draw:text-box>
            <text:p text:style-name="P3"><text:span text:style-name="T6">+</text:span></text:p>
          </draw:text-box>
        </draw:frame>
        <draw:line draw:style-name="gr3" draw:text-style-name="P1" draw:layer="layout" svg:x1="15.4cm" svg:y1="3.526cm" svg:x2="16.9cm" svg:y2="3.526cm">
          <text:p/>
        </draw:line>
        <draw:custom-shape draw:style-name="gr1" draw:text-style-name="P1" draw:layer="layout" svg:width="1.5cm" svg:height="1.5cm" svg:x="10cm" svg:y="2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0.2cm" svg:y="2.7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68cm" svg:x="6.6cm" svg:y="2.8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8.5cm" svg:y1="3.53cm" svg:x2="10cm" svg:y2="3.53cm">
          <text:p/>
        </draw:line>
        <draw:frame draw:style-name="gr11" draw:text-style-name="P4" draw:layer="layout" svg:width="2.4cm" svg:height="1.516cm" svg:x="10.2cm" svg:y="0.484cm">
          <draw:text-box>
            <text:p text:style-name="P3"><text:span text:style-name="T1">a</text:span></text:p>
          </draw:text-box>
        </draw:frame>
        <draw:line draw:style-name="gr3" draw:text-style-name="P1" draw:layer="layout" svg:x1="11.5cm" svg:y1="3.5cm" svg:x2="14cm" svg:y2="3.5cm">
          <text:p/>
        </draw:line>
        <draw:line draw:style-name="gr3" draw:text-style-name="P1" draw:layer="layout" svg:x1="10.7cm" svg:y1="1.5cm" svg:x2="10.7cm" svg:y2="3cm">
          <text:p/>
        </draw:line>
        <draw:custom-shape draw:style-name="gr1" draw:text-style-name="P1" draw:layer="layout" svg:width="1.5cm" svg:height="1.5cm" svg:x="10cm" svg:y="6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0.2cm" svg:y="5.9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68cm" svg:x="6.6cm" svg:y="6.01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8.5cm" svg:y1="6.73cm" svg:x2="10cm" svg:y2="6.73cm">
          <text:p/>
        </draw:line>
        <draw:line draw:style-name="gr3" draw:text-style-name="P1" draw:layer="layout" svg:x1="10.8cm" svg:y1="9.03cm" svg:x2="10.8cm" svg:y2="7.53cm">
          <text:p/>
        </draw:line>
        <draw:frame draw:style-name="gr2" draw:text-style-name="P4" draw:layer="layout" svg:width="2.4cm" svg:height="1.115cm" svg:x="10.3cm" svg:y="8.984cm">
          <draw:text-box>
            <text:p text:style-name="P3"><text:span text:style-name="T1">b</text:span></text:p>
          </draw:text-box>
        </draw:frame>
        <draw:line draw:style-name="gr3" draw:text-style-name="P1" draw:layer="layout" svg:x1="14.7cm" svg:y1="6.8cm" svg:x2="14.7cm" svg:y2="4.3cm">
          <text:p/>
        </draw:line>
        <draw:line draw:style-name="gr5" draw:text-style-name="P1" draw:layer="layout" svg:x1="11.5cm" svg:y1="6.8cm" svg:x2="14.65cm" svg:y2="6.8cm">
          <text:p/>
        </draw:line>
        <draw:custom-shape draw:style-name="gr1" draw:text-style-name="P1" draw:layer="layout" svg:width="4.5cm" svg:height="3.5cm" svg:x="16.9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4cm" svg:y1="3.5cm" svg:x2="24.4cm" svg:y2="3.5cm">
          <text:p/>
        </draw:line>
        <draw:frame draw:style-name="gr2" draw:text-style-name="P4" draw:layer="layout" svg:width="2.1cm" svg:height="1.115cm" svg:x="24.4cm" svg:y="2.784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6cm" svg:height="1.64cm" svg:x="18.5cm" svg:y="2.4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1.5cm" svg:height="1.5cm" svg:x="21.9cm" svg:y="12.5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2cm" svg:y="12.2cm">
          <draw:text-box>
            <text:p text:style-name="P3"><text:span text:style-name="T6">+</text:span></text:p>
          </draw:text-box>
        </draw:frame>
        <draw:line draw:style-name="gr3" draw:text-style-name="P1" draw:layer="layout" svg:x1="23.4cm" svg:y1="13.226cm" svg:x2="24.9cm" svg:y2="13.226cm">
          <text:p/>
        </draw:line>
        <draw:custom-shape draw:style-name="gr1" draw:text-style-name="P1" draw:layer="layout" svg:width="1.5cm" svg:height="1.5cm" svg:x="18cm" svg:y="12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8.2cm" svg:y="12.404cm">
          <draw:text-box>
            <text:p text:style-name="P3"><text:span text:style-name="T8">x</text:span></text:p>
          </draw:text-box>
        </draw:frame>
        <draw:frame draw:style-name="gr11" draw:text-style-name="P4" draw:layer="layout" svg:width="2.4cm" svg:height="1.516cm" svg:x="18.2cm" svg:y="10.184cm">
          <draw:text-box>
            <text:p text:style-name="P3"><text:span text:style-name="T1">a</text:span></text:p>
          </draw:text-box>
        </draw:frame>
        <draw:line draw:style-name="gr3" draw:text-style-name="P1" draw:layer="layout" svg:x1="19.5cm" svg:y1="13.2cm" svg:x2="22cm" svg:y2="13.2cm">
          <text:p/>
        </draw:line>
        <draw:line draw:style-name="gr3" draw:text-style-name="P1" draw:layer="layout" svg:x1="18.7cm" svg:y1="11.2cm" svg:x2="18.7cm" svg:y2="12.7cm">
          <text:p/>
        </draw:line>
        <draw:custom-shape draw:style-name="gr1" draw:text-style-name="P1" draw:layer="layout" svg:width="1.5cm" svg:height="1.5cm" svg:x="18cm" svg:y="15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18.2cm" svg:y="15.604cm">
          <draw:text-box>
            <text:p text:style-name="P3"><text:span text:style-name="T8">x</text:span></text:p>
          </draw:text-box>
        </draw:frame>
        <draw:line draw:style-name="gr3" draw:text-style-name="P1" draw:layer="layout" svg:x1="18.8cm" svg:y1="18.73cm" svg:x2="18.8cm" svg:y2="17.23cm">
          <text:p/>
        </draw:line>
        <draw:frame draw:style-name="gr2" draw:text-style-name="P4" draw:layer="layout" svg:width="2.4cm" svg:height="1.115cm" svg:x="18.3cm" svg:y="18.684cm">
          <draw:text-box>
            <text:p text:style-name="P3"><text:span text:style-name="T1">b</text:span></text:p>
          </draw:text-box>
        </draw:frame>
        <draw:line draw:style-name="gr3" draw:text-style-name="P1" draw:layer="layout" svg:x1="22.7cm" svg:y1="16.5cm" svg:x2="22.7cm" svg:y2="14cm">
          <text:p/>
        </draw:line>
        <draw:line draw:style-name="gr5" draw:text-style-name="P1" draw:layer="layout" svg:x1="19.5cm" svg:y1="16.5cm" svg:x2="22.65cm" svg:y2="16.5cm">
          <text:p/>
        </draw:line>
        <draw:frame draw:style-name="gr2" draw:text-style-name="P4" draw:layer="layout" svg:width="2.1cm" svg:height="1.115cm" svg:x="24.4cm" svg:y="11.784cm">
          <draw:text-box>
            <text:p text:style-name="P3"><text:span text:style-name="T1">y[n]</text:span></text:p>
          </draw:text-box>
        </draw:frame>
        <draw:line draw:style-name="gr3" draw:text-style-name="P1" draw:layer="layout" svg:x1="9cm" svg:y1="13.226cm" svg:x2="10.5cm" svg:y2="13.226cm">
          <text:p/>
        </draw:line>
        <draw:custom-shape draw:style-name="gr1" draw:text-style-name="P1" draw:layer="layout" svg:width="4.5cm" svg:height="3cm" svg:x="10.5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3.2cm" svg:x2="18cm" svg:y2="13.2cm">
          <text:p/>
        </draw:line>
        <draw:frame draw:style-name="gr2" draw:text-style-name="P5" draw:layer="layout" svg:width="1.6cm" svg:height="1.64cm" svg:x="12.1cm" svg:y="12.184cm">
          <draw:text-box>
            <text:p text:style-name="P3"><text:span text:style-name="T2">T</text:span></text:p>
          </draw:text-box>
        </draw:frame>
        <draw:line draw:style-name="gr3" draw:text-style-name="P1" draw:layer="layout" svg:x1="9cm" svg:y1="16.426cm" svg:x2="10.5cm" svg:y2="16.426cm">
          <text:p/>
        </draw:line>
        <draw:custom-shape draw:style-name="gr1" draw:text-style-name="P1" draw:layer="layout" svg:width="4.5cm" svg:height="2.8cm" svg:x="10.5cm" svg:y="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6.4cm" svg:x2="18cm" svg:y2="16.4cm">
          <text:p/>
        </draw:line>
        <draw:frame draw:style-name="gr2" draw:text-style-name="P5" draw:layer="layout" svg:width="1.6cm" svg:height="1.64cm" svg:x="12.1cm" svg:y="15.384cm">
          <draw:text-box>
            <text:p text:style-name="P3"><text:span text:style-name="T2">T</text:span></text:p>
          </draw:text-box>
        </draw:frame>
        <draw:frame draw:style-name="gr2" draw:text-style-name="P4" draw:layer="layout" svg:width="2.4cm" svg:height="1.368cm" svg:x="6.8cm" svg:y="12.6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frame draw:style-name="gr2" draw:text-style-name="P4" draw:layer="layout" svg:width="2.4cm" svg:height="1.368cm" svg:x="6.8cm" svg:y="15.814cm">
          <draw:text-box>
            <text:p text:style-name="P3"><text:span text:style-name="T1">x</text:span><text:span text:style-name="T7">2</text:span><text:span text:style-name="T1">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5cm" svg:x="4.4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20.7cm" svg:y="4.5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64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9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1.6cm" svg:x2="8.3cm" svg:y2="11.6cm">
          <text:p/>
        </draw:line>
        <draw:line draw:style-name="gr3" draw:text-style-name="P1" draw:layer="layout" svg:x1="17.7cm" svg:y1="11.6cm" svg:x2="20.7cm" svg:y2="11.6cm">
          <text:p/>
        </draw:line>
        <draw:frame draw:style-name="gr2" draw:text-style-name="P4" draw:layer="layout" svg:width="0.9cm" svg:height="1.115cm" svg:x="4.4cm" svg:y="10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20.7cm" svg:y="10.8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1.64cm" svg:x="9.8cm" svg:y="10.5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0.3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5.5cm" svg:y="11.0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1.6cm" svg:x2="14.3cm" svg:y2="11.6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5.3cm" svg:x2="7.2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5cm" svg:x="3.3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20.7cm" svg:y="4.584cm">
          <draw:text-box>
            <text:p text:style-name="P3"><text:span text:style-name="T1">y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7.2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8.8cm" svg:y="4.184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092cm" svg:x="14.8cm" svg:y="4.185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7cm" svg:x="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18.9cm" svg:y="6.885cm">
          <draw:text-box>
            <text:p text:style-name="P3"><text:span text:style-name="T2">T</text:span><text:span text:style-name="T12">S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frame draw:style-name="gr2" draw:text-style-name="P4" draw:layer="layout" svg:width="0.9cm" svg:height="1.115cm" svg:x="0.6cm" svg:y="14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5cm" svg:x="15.7cm" svg:y="14.884cm">
          <draw:text-box>
            <text:p text:style-name="P3"><text:span text:style-name="T1">y</text:span></text:p>
          </draw:text-box>
        </draw:frame>
        <draw:custom-shape draw:style-name="gr1" draw:text-style-name="P1" draw:layer="layout" svg:width="4.5cm" svg:height="3.5cm" svg:x="6cm" svg:y="16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7.8cm" svg:x2="6cm" svg:y2="17.8cm">
          <text:p/>
        </draw:line>
        <draw:line draw:style-name="gr5" draw:text-style-name="P1" draw:layer="layout" svg:x1="3cm" svg:y1="13.2cm" svg:x2="3cm" svg:y2="17.8cm">
          <text:p/>
        </draw:line>
        <draw:line draw:style-name="gr3" draw:text-style-name="P1" draw:layer="layout" svg:x1="1.5cm" svg:y1="15.5cm" svg:x2="3cm" svg:y2="15.5cm">
          <text:p/>
        </draw:line>
        <draw:line draw:style-name="gr5" draw:text-style-name="P1" draw:layer="layout" svg:x1="10.5cm" svg:y1="13cm" svg:x2="13.5cm" svg:y2="13cm">
          <text:p/>
        </draw:line>
        <draw:line draw:style-name="gr5" draw:text-style-name="P1" draw:layer="layout" svg:x1="10.5cm" svg:y1="17.9cm" svg:x2="13.5cm" svg:y2="17.9cm">
          <text:p/>
        </draw:line>
        <draw:custom-shape draw:style-name="gr1" draw:text-style-name="P1" draw:layer="layout" svg:width="1.5cm" svg:height="1.5cm" svg:x="12.8cm" svg:y="14.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2.9cm" svg:y="14.574cm">
          <draw:text-box>
            <text:p text:style-name="P3"><text:span text:style-name="T6">+</text:span></text:p>
          </draw:text-box>
        </draw:fram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5cm" svg:y1="17.9cm" svg:x2="13.5cm" svg:y2="16.4cm">
          <text:p/>
        </draw:line>
        <draw:line draw:style-name="gr3" draw:text-style-name="P1" draw:layer="layout" svg:x1="14.3cm" svg:y1="15.6cm" svg:x2="15.8cm" svg:y2="15.6cm">
          <text:p/>
        </draw:line>
        <draw:frame draw:style-name="gr2" draw:text-style-name="P5" draw:layer="layout" svg:width="2.2cm" svg:height="2.092cm" svg:x="7.5cm" svg:y="12.185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092cm" svg:x="7.5cm" svg:y="16.786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10cm" svg:x="2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092cm" svg:x="15cm" svg:y="18.586cm">
          <draw:text-box>
            <text:p text:style-name="P3"><text:span text:style-name="T2">T</text:span><text:span text:style-name="T12">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5" draw:layer="layout" svg:width="1.6cm" svg:height="1.64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3.4cm" svg:x2="8.3cm" svg:y2="13.4cm">
          <text:p/>
        </draw:line>
        <draw:line draw:style-name="gr3" draw:text-style-name="P1" draw:layer="layout" svg:x1="17.7cm" svg:y1="13.4cm" svg:x2="20.7cm" svg:y2="13.4cm">
          <text:p/>
        </draw:line>
        <draw:frame draw:style-name="gr2" draw:text-style-name="P5" draw:layer="layout" svg:width="1.6cm" svg:height="1.64cm" svg:x="9.8cm" svg:y="12.3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7cm" svg:x="15.5cm" svg:y="12.8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3.4cm" svg:x2="14.3cm" svg:y2="13.4cm">
          <text:p/>
        </draw:line>
        <draw:line draw:style-name="gr3" draw:text-style-name="P1" draw:layer="layout" svg:x1="1.2cm" svg:y1="4.7cm" svg:x2="6.2cm" svg:y2="4.7cm">
          <text:p/>
        </draw:line>
        <draw:line draw:style-name="gr3" draw:text-style-name="P1" draw:layer="layout" svg:x1="3.2cm" svg:y1="4.7cm" svg:x2="3.2cm" svg:y2="2.7cm">
          <text:p/>
        </draw:line>
        <draw:line draw:style-name="gr5" draw:text-style-name="P1" draw:layer="layout" svg:x1="2.2cm" svg:y1="4.7cm" svg:x2="2.2cm" svg:y2="6.2cm">
          <text:p/>
        </draw:line>
        <draw:line draw:style-name="gr5" draw:text-style-name="P1" draw:layer="layout" svg:x1="4.2cm" svg:y1="4.7cm" svg:x2="4.2cm" svg:y2="3.7cm">
          <text:p/>
        </draw:line>
        <draw:circle draw:style-name="gr13" draw:text-style-name="P1" draw:layer="layout" svg:width="0.3cm" svg:height="0.3cm" svg:x="2.05cm" svg:y="6.1cm">
          <text:p/>
        </draw:circle>
        <draw:circle draw:style-name="gr13" draw:text-style-name="P1" draw:layer="layout" svg:width="0.3cm" svg:height="0.3cm" svg:x="3.05cm" svg:y="4.6cm">
          <text:p/>
        </draw:circle>
        <draw:circle draw:style-name="gr13" draw:text-style-name="P1" draw:layer="layout" svg:width="0.3cm" svg:height="0.3cm" svg:x="4.05cm" svg:y="3.6cm">
          <text:p/>
        </draw:circle>
        <draw:frame draw:style-name="gr2" draw:layer="layout" svg:width="3.274cm" svg:height="0.963cm" svg:x="0.313cm" svg:y="3.126cm">
          <draw:text-box>
            <text:p>x[n]</text:p>
          </draw:text-box>
        </draw:frame>
        <draw:line draw:style-name="gr3" draw:text-style-name="P1" draw:layer="layout" svg:x1="10.301cm" svg:y1="2.3cm" svg:x2="15.301cm" svg:y2="2.3cm">
          <text:p/>
        </draw:line>
        <draw:line draw:style-name="gr3" draw:text-style-name="P1" draw:layer="layout" svg:x1="12.301cm" svg:y1="2.3cm" svg:x2="12.301cm" svg:y2="0.3cm">
          <text:p/>
        </draw:line>
        <draw:line draw:style-name="gr5" draw:text-style-name="P1" draw:layer="layout" svg:x1="12.301cm" svg:y1="2.3cm" svg:x2="12.301cm" svg:y2="3.8cm">
          <text:p/>
        </draw:line>
        <draw:line draw:style-name="gr5" draw:text-style-name="P1" draw:layer="layout" svg:x1="14.301cm" svg:y1="2.3cm" svg:x2="14.301cm" svg:y2="1.3cm">
          <text:p/>
        </draw:line>
        <draw:circle draw:style-name="gr13" draw:text-style-name="P1" draw:layer="layout" svg:width="0.3cm" svg:height="0.3cm" svg:x="12.151cm" svg:y="3.7cm">
          <text:p/>
        </draw:circle>
        <draw:circle draw:style-name="gr13" draw:text-style-name="P1" draw:layer="layout" svg:width="0.3cm" svg:height="0.3cm" svg:x="13.151cm" svg:y="2.2cm">
          <text:p/>
        </draw:circle>
        <draw:circle draw:style-name="gr13" draw:text-style-name="P1" draw:layer="layout" svg:width="0.3cm" svg:height="0.3cm" svg:x="14.151cm" svg:y="1.2cm">
          <text:p/>
        </draw:circle>
        <draw:frame draw:style-name="gr2" draw:layer="layout" svg:width="3.274cm" svg:height="0.963cm" svg:x="9.414cm" svg:y="0.726cm">
          <draw:text-box>
            <text:p>x[n-1]</text:p>
          </draw:text-box>
        </draw:frame>
        <draw:line draw:style-name="gr3" draw:text-style-name="P1" draw:layer="layout" svg:x1="21.1cm" svg:y1="4.895cm" svg:x2="26.602cm" svg:y2="4.9cm">
          <text:p/>
        </draw:line>
        <draw:line draw:style-name="gr3" draw:text-style-name="P1" draw:layer="layout" svg:x1="23.602cm" svg:y1="4.9cm" svg:x2="23.602cm" svg:y2="2.9cm">
          <text:p/>
        </draw:line>
        <draw:line draw:style-name="gr5" draw:text-style-name="P1" draw:layer="layout" svg:x1="23.602cm" svg:y1="4.9cm" svg:x2="23.602cm" svg:y2="6.4cm">
          <text:p/>
        </draw:line>
        <draw:line draw:style-name="gr5" draw:text-style-name="P1" draw:layer="layout" svg:x1="21.502cm" svg:y1="4.9cm" svg:x2="21.502cm" svg:y2="3.9cm">
          <text:p/>
        </draw:line>
        <draw:circle draw:style-name="gr13" draw:text-style-name="P1" draw:layer="layout" svg:width="0.3cm" svg:height="0.3cm" svg:x="23.452cm" svg:y="6.3cm">
          <text:p/>
        </draw:circle>
        <draw:circle draw:style-name="gr13" draw:text-style-name="P1" draw:layer="layout" svg:width="0.3cm" svg:height="0.3cm" svg:x="22.352cm" svg:y="4.8cm">
          <text:p/>
        </draw:circle>
        <draw:circle draw:style-name="gr13" draw:text-style-name="P1" draw:layer="layout" svg:width="0.3cm" svg:height="0.3cm" svg:x="21.352cm" svg:y="3.8cm">
          <text:p/>
        </draw:circle>
        <draw:frame draw:style-name="gr2" draw:layer="layout" svg:width="3.8cm" svg:height="1.487cm" svg:x="19.715cm" svg:y="2.426cm">
          <draw:text-box>
            <text:p><text:span text:style-name="T13">T </text:span>( x[n-1] )</text:p>
          </draw:text-box>
        </draw:frame>
        <draw:line draw:style-name="gr3" draw:text-style-name="P1" draw:layer="layout" svg:x1="1.201cm" svg:y1="12.8cm" svg:x2="6.201cm" svg:y2="12.8cm">
          <text:p/>
        </draw:line>
        <draw:line draw:style-name="gr3" draw:text-style-name="P1" draw:layer="layout" svg:x1="3.201cm" svg:y1="12.8cm" svg:x2="3.201cm" svg:y2="10.8cm">
          <text:p/>
        </draw:line>
        <draw:line draw:style-name="gr5" draw:text-style-name="P1" draw:layer="layout" svg:x1="2.201cm" svg:y1="12.8cm" svg:x2="2.201cm" svg:y2="14.3cm">
          <text:p/>
        </draw:line>
        <draw:line draw:style-name="gr5" draw:text-style-name="P1" draw:layer="layout" svg:x1="4.201cm" svg:y1="12.8cm" svg:x2="4.201cm" svg:y2="11.8cm">
          <text:p/>
        </draw:line>
        <draw:circle draw:style-name="gr13" draw:text-style-name="P1" draw:layer="layout" svg:width="0.3cm" svg:height="0.3cm" svg:x="2.051cm" svg:y="14.2cm">
          <text:p/>
        </draw:circle>
        <draw:circle draw:style-name="gr13" draw:text-style-name="P1" draw:layer="layout" svg:width="0.3cm" svg:height="0.3cm" svg:x="3.051cm" svg:y="12.7cm">
          <text:p/>
        </draw:circle>
        <draw:circle draw:style-name="gr13" draw:text-style-name="P1" draw:layer="layout" svg:width="0.3cm" svg:height="0.3cm" svg:x="4.051cm" svg:y="11.7cm">
          <text:p/>
        </draw:circle>
        <draw:frame draw:style-name="gr2" draw:layer="layout" svg:width="3.274cm" svg:height="0.963cm" svg:x="0.314cm" svg:y="11.226cm">
          <draw:text-box>
            <text:p>x[n]</text:p>
          </draw:text-box>
        </draw:frame>
        <draw:line draw:style-name="gr3" draw:text-style-name="P1" draw:layer="layout" svg:x1="10.301cm" svg:y1="10.695cm" svg:x2="15.803cm" svg:y2="10.7cm">
          <text:p/>
        </draw:line>
        <draw:line draw:style-name="gr3" draw:text-style-name="P1" draw:layer="layout" svg:x1="12.803cm" svg:y1="10.7cm" svg:x2="12.803cm" svg:y2="8.7cm">
          <text:p/>
        </draw:line>
        <draw:line draw:style-name="gr5" draw:text-style-name="P1" draw:layer="layout" svg:x1="13.903cm" svg:y1="10.7cm" svg:x2="13.903cm" svg:y2="12.2cm">
          <text:p/>
        </draw:line>
        <draw:line draw:style-name="gr5" draw:text-style-name="P1" draw:layer="layout" svg:x1="11.803cm" svg:y1="10.7cm" svg:x2="11.803cm" svg:y2="9.7cm">
          <text:p/>
        </draw:line>
        <draw:circle draw:style-name="gr13" draw:text-style-name="P1" draw:layer="layout" svg:width="0.3cm" svg:height="0.3cm" svg:x="13.753cm" svg:y="12.1cm">
          <text:p/>
        </draw:circle>
        <draw:circle draw:style-name="gr13" draw:text-style-name="P1" draw:layer="layout" svg:width="0.3cm" svg:height="0.3cm" svg:x="12.653cm" svg:y="10.6cm">
          <text:p/>
        </draw:circle>
        <draw:circle draw:style-name="gr13" draw:text-style-name="P1" draw:layer="layout" svg:width="0.3cm" svg:height="0.3cm" svg:x="11.653cm" svg:y="9.6cm">
          <text:p/>
        </draw:circle>
        <draw:frame draw:style-name="gr2" draw:layer="layout" svg:width="4.603cm" svg:height="1.487cm" svg:x="8.116cm" svg:y="8.326cm">
          <draw:text-box>
            <text:p>y[n]=<text:span text:style-name="T13">T </text:span>( x[n] )</text:p>
          </draw:text-box>
        </draw:frame>
        <draw:line draw:style-name="gr3" draw:text-style-name="P1" draw:layer="layout" svg:x1="21.202cm" svg:y1="13.095cm" svg:x2="26.704cm" svg:y2="13.1cm">
          <text:p/>
        </draw:line>
        <draw:line draw:style-name="gr3" draw:text-style-name="P1" draw:layer="layout" svg:x1="23.704cm" svg:y1="13.1cm" svg:x2="23.704cm" svg:y2="11.1cm">
          <text:p/>
        </draw:line>
        <draw:line draw:style-name="gr5" draw:text-style-name="P1" draw:layer="layout" svg:x1="25.804cm" svg:y1="13.1cm" svg:x2="25.804cm" svg:y2="14.6cm">
          <text:p/>
        </draw:line>
        <draw:line draw:style-name="gr5" draw:text-style-name="P1" draw:layer="layout" svg:x1="23.704cm" svg:y1="13.1cm" svg:x2="23.704cm" svg:y2="12.1cm">
          <text:p/>
        </draw:line>
        <draw:circle draw:style-name="gr13" draw:text-style-name="P1" draw:layer="layout" svg:width="0.3cm" svg:height="0.3cm" svg:x="25.654cm" svg:y="14.5cm">
          <text:p/>
        </draw:circle>
        <draw:circle draw:style-name="gr13" draw:text-style-name="P1" draw:layer="layout" svg:width="0.3cm" svg:height="0.3cm" svg:x="24.554cm" svg:y="13cm">
          <text:p/>
        </draw:circle>
        <draw:circle draw:style-name="gr13" draw:text-style-name="P1" draw:layer="layout" svg:width="0.3cm" svg:height="0.3cm" svg:x="23.554cm" svg:y="12cm">
          <text:p/>
        </draw:circle>
        <draw:frame draw:style-name="gr2" draw:layer="layout" svg:width="3.274cm" svg:height="0.963cm" svg:x="20.817cm" svg:y="11.026cm">
          <draw:text-box>
            <text:p>y[n-1]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5cm" svg:y="3.2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4.998cm" svg:x2="11.5cm" svg:y2="4.998cm">
          <text:p/>
        </draw:line>
        <draw:line draw:style-name="gr3" draw:text-style-name="P1" draw:layer="layout" svg:x1="16cm" svg:y1="4.998cm" svg:x2="19cm" svg:y2="4.998cm">
          <text:p/>
        </draw:line>
        <draw:frame draw:style-name="gr2" draw:text-style-name="P4" draw:layer="layout" svg:width="1.743cm" svg:height="1.115cm" svg:x="6.757cm" svg:y="4.282cm">
          <draw:text-box>
            <text:p text:style-name="P3"><text:span text:style-name="T14">x</text:span><text:span text:style-name="T1">(t)</text:span></text:p>
          </draw:text-box>
        </draw:frame>
        <draw:frame draw:style-name="gr2" draw:text-style-name="P4" draw:layer="layout" svg:width="1.813cm" svg:height="1.115cm" svg:x="19cm" svg:y="4.282cm">
          <draw:text-box>
            <text:p text:style-name="P3"><text:span text:style-name="T1">y(t)</text:span></text:p>
          </draw:text-box>
        </draw:frame>
        <draw:frame draw:style-name="gr2" draw:text-style-name="P5" draw:layer="layout" svg:width="1.958cm" svg:height="2.01cm" svg:x="13.1cm" svg:y="3.982cm">
          <draw:text-box>
            <text:p text:style-name="P3"><text:span text:style-name="T2">T</text:span><text:span text:style-name="T15">a</text:span></text:p>
          </draw:text-box>
        </draw:frame>
        <draw:custom-shape draw:style-name="gr1" draw:text-style-name="P1" draw:layer="layout" svg:width="4.5cm" svg:height="3.5cm" svg:x="11.7cm" svg:y="11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3.098cm" svg:x2="11.7cm" svg:y2="13.098cm">
          <text:p/>
        </draw:line>
        <draw:line draw:style-name="gr3" draw:text-style-name="P1" draw:layer="layout" svg:x1="16.2cm" svg:y1="13.098cm" svg:x2="19.2cm" svg:y2="13.098cm">
          <text:p/>
        </draw:line>
        <draw:frame draw:style-name="gr2" draw:text-style-name="P4" draw:layer="layout" svg:width="1.951cm" svg:height="1.115cm" svg:x="8.757cm" svg:y="11.8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5cm" svg:x="16.9cm" svg:y="11.982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958cm" svg:height="1.64cm" svg:x="13.3cm" svg:y="12.282cm">
          <draw:text-box>
            <text:p text:style-name="P3"><text:span text:style-name="T2">T</text:span></text:p>
          </draw:text-box>
        </draw:frame>
        <draw:frame draw:style-name="gr2" draw:text-style-name="P4" draw:layer="layout" svg:width="1.813cm" svg:height="1.115cm" svg:x="25.701cm" svg:y="11.7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11.6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12.282cm">
          <draw:text-box>
            <text:p text:style-name="P11"><text:span text:style-name="T16">D/A</text:span></text:p>
          </draw:text-box>
        </draw:frame>
        <draw:custom-shape draw:style-name="gr1" draw:text-style-name="P1" draw:layer="layout" svg:width="4.5cm" svg:height="3.5cm" svg:x="4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12.382cm">
          <draw:text-box>
            <text:p text:style-name="P11"><text:span text:style-name="T16">A/D</text:span></text:p>
          </draw:text-box>
        </draw:frame>
        <draw:line draw:style-name="gr3" draw:text-style-name="P1" draw:layer="layout" svg:x1="1.2cm" svg:y1="13.098cm" svg:x2="4.2cm" svg:y2="13.098cm">
          <text:p/>
        </draw:line>
        <draw:line draw:style-name="gr3" draw:text-style-name="P1" draw:layer="layout" svg:x1="23.7cm" svg:y1="13.098cm" svg:x2="26.7cm" svg:y2="13.098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5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7cm" svg:x="8.7cm" svg:y="4.9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721cm" svg:x2="8.5cm" svg:y2="5.73cm">
          <text:p/>
        </draw:line>
        <draw:line draw:style-name="gr3" draw:text-style-name="P1" draw:layer="layout" svg:x1="10cm" svg:y1="5.7cm" svg:x2="13.626cm" svg:y2="5.688cm">
          <text:p/>
        </draw:line>
        <draw:line draw:style-name="gr3" draw:text-style-name="P1" draw:layer="layout" svg:x1="9.2cm" svg:y1="3.7cm" svg:x2="9.2cm" svg:y2="5.2cm">
          <text:p/>
        </draw:line>
        <draw:frame draw:style-name="gr15" draw:layer="layout" svg:width="6.183cm" svg:height="1.671cm" svg:x="6.638cm" svg:y="2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4.5cm" svg:height="3.5cm" svg:x="13.7cm" svg:y="3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982cm">
          <draw:text-box>
            <text:p text:style-name="P11"><text:span text:style-name="T16">T/D</text:span></text:p>
          </draw:text-box>
        </draw:frame>
        <draw:frame draw:style-name="gr15" draw:layer="layout" svg:width="1.823cm" svg:height="1.08cm" svg:x="10.202cm" svg:y="4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1.823cm" svg:height="1.08cm" svg:x="3.653cm" svg:y="4.6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8.214cm" svg:y1="5.744cm" svg:x2="21.166cm" svg:y2="5.754cm">
          <text:p/>
        </draw:line>
        <draw:frame draw:style-name="gr15" draw:layer="layout" svg:width="1.976cm" svg:height="1.079cm" svg:x="21.254cm" svg:y="4.5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rect draw:style-name="gr10" draw:text-style-name="P1" draw:layer="layout" svg:width="13.89cm" svg:height="7.144cm" svg:x="6.142cm" svg:y="1.577cm">
          <text:p/>
        </draw:rect>
        <draw:frame draw:style-name="gr2" draw:text-style-name="P11" draw:layer="layout" svg:width="3.096cm" svg:height="1.505cm" svg:x="17.463cm" svg:y="1.459cm">
          <draw:text-box>
            <text:p text:style-name="P11"><text:span text:style-name="T16">A/D</text:span></text:p>
          </draw:text-box>
        </draw:frame>
        <draw:line draw:style-name="gr3" draw:text-style-name="P1" draw:layer="layout" svg:x1="3.656cm" svg:y1="14.42cm" svg:x2="6.982cm" svg:y2="14.411cm">
          <text:p/>
        </draw:line>
        <draw:custom-shape draw:style-name="gr1" draw:text-style-name="P1" draw:layer="layout" svg:width="4.5cm" svg:height="3.5cm" svg:x="7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3.682cm">
          <draw:text-box>
            <text:p text:style-name="P11"><text:span text:style-name="T16">D/T</text:span></text:p>
          </draw:text-box>
        </draw:frame>
        <draw:frame draw:style-name="gr15" draw:layer="layout" svg:width="2.036cm" svg:height="1.084cm" svg:x="2.602cm" svg:y="13.0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1.514cm" svg:y1="14.444cm" svg:x2="15.794cm" svg:y2="14.453cm">
          <text:p/>
        </draw:line>
        <draw:frame draw:style-name="gr15" draw:layer="layout" svg:width="1.873cm" svg:height="1.079cm" svg:x="12.854cm" svg:y="13.0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4.5cm" svg:height="3.5cm" svg:x="15.8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2.512cm">
          <draw:text-box>
            <text:p text:style-name="P11"><text:span text:style-name="T16">H</text:span><text:span text:style-name="T17">П</text:span></text:p>
          </draw:text-box>
        </draw:frame>
        <draw:line draw:style-name="gr5" draw:text-style-name="P1" draw:layer="layout" svg:x1="16.356cm" svg:y1="14.751cm" svg:x2="19.895cm" svg:y2="14.751cm">
          <text:p/>
        </draw:line>
        <draw:line draw:style-name="gr5" draw:text-style-name="P1" draw:layer="layout" svg:x1="17.976cm" svg:y1="13.329cm" svg:x2="17.976cm" svg:y2="15.446cm">
          <text:p/>
        </draw:line>
        <draw:line draw:style-name="gr5" draw:text-style-name="P1" draw:layer="layout" svg:x1="17.083cm" svg:y1="13.759cm" svg:x2="19.035cm" svg:y2="13.759cm">
          <text:p/>
        </draw:line>
        <draw:line draw:style-name="gr5" draw:text-style-name="P1" draw:layer="layout" svg:x1="17.015cm" svg:y1="13.792cm" svg:x2="17.015cm" svg:y2="14.751cm">
          <text:p/>
        </draw:line>
        <draw:line draw:style-name="gr5" draw:text-style-name="P1" draw:layer="layout" svg:x1="19.015cm" svg:y1="13.793cm" svg:x2="19.015cm" svg:y2="14.752cm">
          <text:p/>
        </draw:line>
        <draw:frame draw:style-name="gr16" draw:text-style-name="P12" draw:layer="layout" svg:width="1.092cm" svg:height="1.162cm" svg:x="19.401cm" svg:y="14.589cm">
          <draw:text-box>
            <text:p text:style-name="P12"><text:span text:style-name="T18">F</text:span></text:p>
          </draw:text-box>
        </draw:frame>
        <draw:line draw:style-name="gr3" draw:text-style-name="P1" draw:layer="layout" svg:x1="20.315cm" svg:y1="14.444cm" svg:x2="23.235cm" svg:y2="14.453cm">
          <text:p/>
        </draw:line>
        <draw:frame draw:style-name="gr15" draw:layer="layout" svg:width="1.873cm" svg:height="1.079cm" svg:x="22.455cm" svg:y="12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rect draw:style-name="gr10" draw:text-style-name="P1" draw:layer="layout" svg:width="16.173cm" svg:height="6.118cm" svg:x="5.556cm" svg:y="10.914cm">
          <text:p/>
        </draw:rect>
        <draw:frame draw:style-name="gr2" draw:text-style-name="P11" draw:layer="layout" svg:width="3.096cm" svg:height="1.505cm" svg:x="19.163cm" svg:y="10.86cm">
          <draw:text-box>
            <text:p text:style-name="P11"><text:span text:style-name="T16">D/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punteado_20_fino_20_denso" draw:display-name="punteado fino denso" draw:style="rect" draw:dots1="1" draw:distance="0.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 draw:measure-align="righ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Jose Luis</meta:initial-creator>
    <meta:creation-date>2009-01-26T18:11:03</meta:creation-date>
    <dc:creator>joseluis</dc:creator>
    <dc:date>2009-05-12T09:56:10.64</dc:date>
    <meta:editing-cycles>27</meta:editing-cycles>
    <meta:editing-duration>PT04H08M19S</meta:editing-duration>
    <meta:document-statistic meta:object-count="583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i math:fontstyle="italic">kT</math:mi>
        </math:mrow>
        <math:mo math:stretchy="false">)</math:mo>
      </math:mrow>
    </math:mrow>
    <math:annotation math:encoding="StarMath 5.0">sum_{k=-%infinite}^{%infinite} %delta(t-k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